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6pt" fo:font-weight="normal" officeooo:rsid="000cb72e" officeooo:paragraph-rsid="001cf43d" style:font-size-asian="26pt" style:font-weight-asian="normal" style:font-size-complex="26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officeooo:rsid="000cb72e" officeooo:paragraph-rsid="001cf43d"/>
    </style:style>
    <style:style style:name="P3" style:family="paragraph" style:parent-style-name="Standard">
      <style:paragraph-properties fo:line-height="100%" fo:text-align="center" style:justify-single-word="false"/>
      <style:text-properties fo:font-size="26pt" officeooo:rsid="000cb72e" officeooo:paragraph-rsid="001cf43d" style:font-size-asian="26pt" style:font-size-complex="26pt"/>
    </style:style>
    <style:style style:name="P4" style:family="paragraph" style:parent-style-name="Standard">
      <style:paragraph-properties fo:line-height="100%" fo:text-align="center" style:justify-single-word="false"/>
      <style:text-properties fo:font-size="26pt" officeooo:rsid="000cb72e" officeooo:paragraph-rsid="001f5dc0" style:font-size-asian="26pt" style:font-size-complex="26pt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officeooo:rsid="000cb72e" officeooo:paragraph-rsid="001cf43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officeooo:rsid="001e5bbd" style:font-size-asian="32pt" style:font-size-complex="32pt"/>
    </style:style>
    <style:style style:name="gr1" style:family="graphic">
      <style:graphic-properties svg:stroke-color="#000000" draw:fill="none" draw:textarea-vertical-align="middle" draw:auto-grow-height="false" fo:min-height="6.128cm" fo:min-width="0.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Coração Valente</text:span><text:tab/><text:tab/>Anderson Freire <text:tab/><text:span text:style-name="T2">[ 1</text:span><text:span text:style-name="T3">1</text:span><text:span text:style-name="T2"> ]</text:span></text:p>
      <text:p text:style-name="P2"/>
      <text:p text:style-name="P3">Circunstâncias dizem que não dá</text:p>
      <text:p text:style-name="P3">Falam que você está tão perto de parar</text:p>
      <text:p text:style-name="P3">Coração valente é assim que</text:p>
      <text:p text:style-name="P3">quero hoje te chamar</text:p>
      <text:p text:style-name="P3"/>
      <text:p text:style-name="P3">*** É normal na guerra se ferir</text:p>
      <text:p text:style-name="P3">E pra não morrer às</text:p>
      <text:p text:style-name="P3">vezes pensa em fugir</text:p>
      <text:p text:style-name="P3">Cego pelo medo</text:p>
      <text:p text:style-name="P3">Não vê que o gigante é</text:p>
      <text:p text:style-name="P3">bem menor que a mão de Deus</text:p>
      <text:p text:style-name="P4">Não quero contar na história</text:p>
      <text:p text:style-name="P4">que você morreu</text:p>
      <text:p text:style-name="P3">Se por um tempo você só adormeceu</text:p>
      <text:p text:style-name="P3"><draw:custom-shape text:anchor-type="paragraph" draw:z-index="0" draw:style-name="gr1" draw:text-style-name="P6" svg:width="0.556cm" svg:height="6.127cm" svg:x="15.409cm" svg:y="0.77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Coração por três dias Jesus</text:p>
      <text:p text:style-name="P3"><draw:frame text:anchor-type="paragraph" draw:z-index="1" draw:style-name="gr2" draw:text-style-name="P8" svg:width="0.477cm" svg:height="2.691cm" svg:x="16.177cm" svg:y="0.489cm"><draw:text-box><text:p text:style-name="P7">2x</text:p><text:p text:style-name="P7">F</text:p><text:p text:style-name="P7">I</text:p><text:p text:style-name="P7">N</text:p><text:p text:style-name="P7">A</text:p><text:p text:style-name="P7">L</text:p></draw:text-box></draw:frame>parou de respirar</text:p>
      <text:p text:style-name="P3">Pra fazer você ressuscitar</text:p>
      <text:p text:style-name="P3">Tudo bem, de carne você é</text:p>
      <text:p text:style-name="P3">Mas sua estrutura é a fé</text:p>
      <text:p text:style-name="P1">Coração valente, você não pode par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3:36:57.900716979</dc:date>
    <meta:editing-duration>PT25M36S</meta:editing-duration>
    <meta:editing-cycles>17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0" meta:word-count="106" meta:character-count="520" meta:non-whitespace-character-count="432"/>
  </office:meta>
</office:document-meta>
</file>